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1.24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12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default-cell-style-name="ce3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ainfall (X)</text:p>
          </table:table-cell>
          <table:table-cell table:style-name="ce4" office:value-type="string" calcext:value-type="string">
            <text:p>(X-Xbar)^2</text:p>
          </table:table-cell>
          <table:table-cell/>
          <table:table-cell table:style-name="ce1" office:value-type="string" calcext:value-type="string">
            <text:p>N observations</text:p>
          </table:table-cell>
          <table:table-cell table:style-name="ce5" table:formula="of:=COUNTA([.A2:.A16])" office:value-type="float" office:value="15" calcext:value-type="float">
            <text:p>15.00</text:p>
          </table:table-cell>
        </table:table-row>
        <table:table-row table:style-name="ro1">
          <table:table-cell table:style-name="ce2" office:value-type="float" office:value="10.9" calcext:value-type="float">
            <text:p>10.9</text:p>
          </table:table-cell>
          <table:table-cell table:style-name="ce5" table:formula="of:=([.A2]-[.$E$2])^2" office:value-type="float" office:value="5.44444444444445" calcext:value-type="float">
            <text:p>5.44</text:p>
          </table:table-cell>
          <table:table-cell/>
          <table:table-cell table:style-name="ce1" office:value-type="string" calcext:value-type="string">
            <text:p>Mean (Xbar)</text:p>
          </table:table-cell>
          <table:table-cell table:style-name="ce5" table:formula="of:=SUM([.A2:.A16])/[.E1]" office:value-type="float" office:value="8.56666666666667" calcext:value-type="float">
            <text:p>8.57</text:p>
          </table:table-cell>
        </table:table-row>
        <table:table-row table:style-name="ro1">
          <table:table-cell table:style-name="ce2" office:value-type="float" office:value="14.5" calcext:value-type="float">
            <text:p>14.5</text:p>
          </table:table-cell>
          <table:table-cell table:style-name="ce5" table:formula="of:=([.A3]-[.$E$2])^2" office:value-type="float" office:value="35.2044444444444" calcext:value-type="float">
            <text:p>35.20</text:p>
          </table:table-cell>
          <table:table-cell/>
          <table:table-cell table:style-name="ce1" office:value-type="string" calcext:value-type="string">
            <text:p>SSD</text:p>
          </table:table-cell>
          <table:table-cell table:style-name="ce5" table:formula="of:=SUM([.B2:.B16])" office:value-type="float" office:value="169.253333333333" calcext:value-type="float">
            <text:p>169.25</text:p>
          </table:table-cell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style-name="ce5" table:formula="of:=([.A4]-[.$E$2])^2" office:value-type="float" office:value="1.13777777777778" calcext:value-type="float">
            <text:p>1.14</text:p>
          </table:table-cell>
          <table:table-cell/>
          <table:table-cell table:style-name="ce1" office:value-type="string" calcext:value-type="string">
            <text:p>Variance</text:p>
          </table:table-cell>
          <table:table-cell table:style-name="ce5" table:formula="of:=[.E3]/([.E1]-1)" office:value-type="float" office:value="12.0895238095238" calcext:value-type="float">
            <text:p>12.09</text:p>
          </table:table-cell>
        </table:table-row>
        <table:table-row table:style-name="ro1">
          <table:table-cell table:style-name="ce2" office:value-type="float" office:value="5.9" calcext:value-type="float">
            <text:p>5.9</text:p>
          </table:table-cell>
          <table:table-cell table:style-name="ce5" table:formula="of:=([.A5]-[.$E$2])^2" office:value-type="float" office:value="7.11111111111111" calcext:value-type="float">
            <text:p>7.11</text:p>
          </table:table-cell>
          <table:table-cell/>
          <table:table-cell table:style-name="ce1" office:value-type="string" calcext:value-type="string">
            <text:p>SD</text:p>
          </table:table-cell>
          <table:table-cell table:style-name="ce5" table:formula="of:=SQRT([.E4])" office:value-type="float" office:value="3.4769992535984" calcext:value-type="float">
            <text:p>3.48</text:p>
          </table:table-cell>
        </table:table-row>
        <table:table-row table:style-name="ro1">
          <table:table-cell table:style-name="ce2" office:value-type="float" office:value="9.1" calcext:value-type="float">
            <text:p>9.1</text:p>
          </table:table-cell>
          <table:table-cell table:style-name="ce5" table:formula="of:=([.A6]-[.$E$2])^2" office:value-type="float" office:value="0.284444444444444" calcext:value-type="float">
            <text:p>0.28</text:p>
          </table:table-cell>
          <table:table-cell table:number-columns-repeated="3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([.A7]-[.$E$2])^2" office:value-type="float" office:value="0.134444444444445" calcext:value-type="float">
            <text:p>0.13</text:p>
          </table:table-cell>
          <table:table-cell/>
          <table:table-cell table:style-name="ce7" office:value-type="string" calcext:value-type="string">
            <text:p>Zvalue for 2% (two tailed)</text:p>
          </table:table-cell>
          <table:table-cell table:style-name="ce8" office:value-type="float" office:value="2.32" calcext:value-type="float">
            <text:p>2.3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([.A8]-[.$E$2])^2" office:value-type="float" office:value="43.1211111111111" calcext:value-type="float">
            <text:p>43.12</text:p>
          </table:table-cell>
          <table:table-cell/>
          <table:table-cell table:style-name="ce7" office:value-type="string" calcext:value-type="string">
            <text:p>Lower Limit</text:p>
          </table:table-cell>
          <table:table-cell table:style-name="ce8" table:formula="of:=[.E2]-[.E7]*[.E5]/SQRT([.E1])" office:value-type="float" office:value="6.48386962178718" calcext:value-type="float">
            <text:p>6.48</text:p>
          </table:table-cell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table:formula="of:=([.A9]-[.$E$2])^2" office:value-type="float" office:value="28.8011111111111" calcext:value-type="float">
            <text:p>28.80</text:p>
          </table:table-cell>
          <table:table-cell/>
          <table:table-cell table:style-name="ce7" office:value-type="string" calcext:value-type="string">
            <text:p>Upper Limit</text:p>
          </table:table-cell>
          <table:table-cell table:style-name="ce8" table:formula="of:=[.E2]+[.E7]*[.E5]/SQRT([.E1])" office:value-type="float" office:value="10.6494637115462" calcext:value-type="float">
            <text:p>10.65</text:p>
          </table:table-cell>
        </table:table-row>
        <table:table-row table:style-name="ro1">
          <table:table-cell table:style-name="ce2" office:value-type="float" office:value="5.7" calcext:value-type="float">
            <text:p>5.7</text:p>
          </table:table-cell>
          <table:table-cell table:style-name="ce5" table:formula="of:=([.A10]-[.$E$2])^2" office:value-type="float" office:value="8.21777777777777" calcext:value-type="float">
            <text:p>8.22</text:p>
          </table:table-cell>
          <table:table-cell table:number-columns-repeated="3"/>
        </table:table-row>
        <table:table-row table:style-name="ro1">
          <table:table-cell table:style-name="ce2" office:value-type="float" office:value="11.7" calcext:value-type="float">
            <text:p>11.7</text:p>
          </table:table-cell>
          <table:table-cell table:style-name="ce5" table:formula="of:=([.A11]-[.$E$2])^2" office:value-type="float" office:value="9.81777777777777" calcext:value-type="float">
            <text:p>9.82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formula="of:=([.A12]-[.$E$2])^2" office:value-type="float" office:value="0.321111111111111" calcext:value-type="float">
            <text:p>0.32</text:p>
          </table:table-cell>
          <table:table-cell table:number-columns-repeated="3"/>
        </table:table-row>
        <table:table-row table:style-name="ro1">
          <table:table-cell table:style-name="ce2" office:value-type="float" office:value="10.2" calcext:value-type="float">
            <text:p>10.2</text:p>
          </table:table-cell>
          <table:table-cell table:style-name="ce5" table:formula="of:=([.A13]-[.$E$2])^2" office:value-type="float" office:value="2.66777777777778" calcext:value-type="float">
            <text:p>2.67</text:p>
          </table:table-cell>
          <table:table-cell table:number-columns-repeated="3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5" table:formula="of:=([.A14]-[.$E$2])^2" office:value-type="float" office:value="1.52111111111111" calcext:value-type="float">
            <text:p>1.52</text:p>
          </table:table-cell>
          <table:table-cell table:number-columns-repeated="3"/>
        </table:table-row>
        <table:table-row table:style-name="ro1">
          <table:table-cell table:style-name="ce2" office:value-type="float" office:value="13.6" calcext:value-type="float">
            <text:p>13.6</text:p>
          </table:table-cell>
          <table:table-cell table:style-name="ce5" table:formula="of:=([.A15]-[.$E$2])^2" office:value-type="float" office:value="25.3344444444444" calcext:value-type="float">
            <text:p>25.33</text:p>
          </table:table-cell>
          <table:table-cell table:number-columns-repeated="3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5" table:formula="of:=([.A16]-[.$E$2])^2" office:value-type="float" office:value="0.134444444444445" calcext:value-type="float">
            <text:p>0.1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3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logY</text:p>
          </table:table-cell>
          <table:table-cell table:number-columns-repeated="3"/>
          <table:table-cell office:value-type="string" calcext:value-type="string">
            <text:p>y1hat</text:p>
          </table:table-cell>
          <table:table-cell office:value-type="string" calcext:value-type="string">
            <text:p>y2hat</text:p>
          </table:table-cell>
          <table:table-cell table:number-columns-repeated="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formula="of:=[.A2]^2" office:value-type="float" office:value="1" calcext:value-type="float">
            <text:p>1</text:p>
          </table:table-cell>
          <table:table-cell table:formula="of:=[.B2]^2" office:value-type="float" office:value="4" calcext:value-type="float">
            <text:p>4</text:p>
          </table:table-cell>
          <table:table-cell table:formula="of:=[.A2]*[.B2]" office:value-type="float" office:value="2" calcext:value-type="float">
            <text:p>2</text:p>
          </table:table-cell>
          <table:table-cell/>
          <table:table-cell table:formula="of:=LOG10([.B2])" office:value-type="float" office:value="0.301029995663981" calcext:value-type="float">
            <text:p>0.301029995663981</text:p>
          </table:table-cell>
          <table:table-cell table:formula="of:=[.A2]*[.G2]" office:value-type="float" office:value="0.301029995663981" calcext:value-type="float">
            <text:p>0.30102999566398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formula="of:=-2.34+3.65*[.A2]" office:value-type="float" office:value="1.31" calcext:value-type="float">
            <text:p>1.31</text:p>
          </table:table-cell>
          <table:table-cell table:formula="of:=6.036*1.0732^[.A2]" office:value-type="float" office:value="6.4778352" calcext:value-type="float">
            <text:p>6.4778352</text:p>
          </table:table-cell>
          <table:table-cell table:formula="of:=([.K2]-[.J2])^2" office:value-type="float" office:value="0.4761" calcext:value-type="float">
            <text:p>0.4761</text:p>
          </table:table-cell>
          <table:table-cell table:formula="of:=([.L2]-[.J2])^2" office:value-type="float" office:value="20.051008078359" calcext:value-type="float">
            <text:p>20.051008078359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formula="of:=[.A3]^2" office:value-type="float" office:value="4" calcext:value-type="float">
            <text:p>4</text:p>
          </table:table-cell>
          <table:table-cell table:formula="of:=[.B3]^2" office:value-type="float" office:value="25" calcext:value-type="float">
            <text:p>25</text:p>
          </table:table-cell>
          <table:table-cell table:formula="of:=[.A3]*[.B3]" office:value-type="float" office:value="10" calcext:value-type="float">
            <text:p>10</text:p>
          </table:table-cell>
          <table:table-cell/>
          <table:table-cell table:formula="of:=LOG10([.B3])" office:value-type="float" office:value="0.698970004336019" calcext:value-type="float">
            <text:p>0.698970004336019</text:p>
          </table:table-cell>
          <table:table-cell table:formula="of:=[.A3]*[.G3]" office:value-type="float" office:value="1.39794000867204" calcext:value-type="float">
            <text:p>1.39794000867204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formula="of:=-2.34+3.65*[.A3]" office:value-type="float" office:value="4.96" calcext:value-type="float">
            <text:p>4.96</text:p>
          </table:table-cell>
          <table:table-cell table:formula="of:=6.036*1.0732^[.A3]" office:value-type="float" office:value="6.95201273664" calcext:value-type="float">
            <text:p>6.95201273664</text:p>
          </table:table-cell>
          <table:table-cell table:formula="of:=([.K3]-[.J3])^2" office:value-type="float" office:value="0.0016" calcext:value-type="float">
            <text:p>0.0016</text:p>
          </table:table-cell>
          <table:table-cell table:formula="of:=([.L3]-[.J3])^2" office:value-type="float" office:value="3.81035372400478" calcext:value-type="float">
            <text:p>3.81035372400478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formula="of:=[.A4]^2" office:value-type="float" office:value="16" calcext:value-type="float">
            <text:p>16</text:p>
          </table:table-cell>
          <table:table-cell table:formula="of:=[.B4]^2" office:value-type="float" office:value="100" calcext:value-type="float">
            <text:p>100</text:p>
          </table:table-cell>
          <table:table-cell table:formula="of:=[.A4]*[.B4]" office:value-type="float" office:value="40" calcext:value-type="float">
            <text:p>40</text:p>
          </table:table-cell>
          <table:table-cell/>
          <table:table-cell table:formula="of:=LOG10([.B4])" office:value-type="float" office:value="1" calcext:value-type="float">
            <text:p>1</text:p>
          </table:table-cell>
          <table:table-cell table:formula="of:=[.A4]*[.G4]" office:value-type="float" office:value="4" calcext:value-type="float">
            <text:p>4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formula="of:=-2.34+3.65*[.A4]" office:value-type="float" office:value="12.26" calcext:value-type="float">
            <text:p>12.26</text:p>
          </table:table-cell>
          <table:table-cell table:formula="of:=6.036*1.0732^[.A4]" office:value-type="float" office:value="8.00703795401007" calcext:value-type="float">
            <text:p>8.00703795401007</text:p>
          </table:table-cell>
          <table:table-cell table:formula="of:=([.K4]-[.J4])^2" office:value-type="float" office:value="5.1076" calcext:value-type="float">
            <text:p>5.1076</text:p>
          </table:table-cell>
          <table:table-cell table:formula="of:=([.L4]-[.J4])^2" office:value-type="float" office:value="3.97189771675638" calcext:value-type="float">
            <text:p>3.97189771675638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formula="of:=[.A5]^2" office:value-type="float" office:value="25" calcext:value-type="float">
            <text:p>25</text:p>
          </table:table-cell>
          <table:table-cell table:formula="of:=[.B5]^2" office:value-type="float" office:value="225" calcext:value-type="float">
            <text:p>225</text:p>
          </table:table-cell>
          <table:table-cell table:formula="of:=[.A5]*[.B5]" office:value-type="float" office:value="75" calcext:value-type="float">
            <text:p>75</text:p>
          </table:table-cell>
          <table:table-cell/>
          <table:table-cell table:formula="of:=LOG10([.B5])" office:value-type="float" office:value="1.17609125905568" calcext:value-type="float">
            <text:p>1.17609125905568</text:p>
          </table:table-cell>
          <table:table-cell table:formula="of:=[.A5]*[.G5]" office:value-type="float" office:value="5.88045629527841" calcext:value-type="float">
            <text:p>5.88045629527841</text:p>
          </table:table-cell>
          <table:table-cell/>
          <table:table-cell table:style-name="ce9" office:value-type="float" office:value="15" calcext:value-type="float">
            <text:p>15</text:p>
          </table:table-cell>
          <table:table-cell table:formula="of:=-2.34+3.65*[.A5]" office:value-type="float" office:value="15.91" calcext:value-type="float">
            <text:p>15.91</text:p>
          </table:table-cell>
          <table:table-cell table:formula="of:=6.036*1.0732^[.A5]" office:value-type="float" office:value="8.5931531322436" calcext:value-type="float">
            <text:p>8.5931531322436</text:p>
          </table:table-cell>
          <table:table-cell table:formula="of:=([.K5]-[.J5])^2" office:value-type="float" office:value="0.8281" calcext:value-type="float">
            <text:p>0.8281</text:p>
          </table:table-cell>
          <table:table-cell table:formula="of:=([.L5]-[.J5])^2" office:value-type="float" office:value="41.0476867868799" calcext:value-type="float">
            <text:p>41.047686786879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22" calcext:value-type="float">
            <text:p>22</text:p>
          </table:table-cell>
          <table:table-cell table:formula="of:=[.A6]^2" office:value-type="float" office:value="36" calcext:value-type="float">
            <text:p>36</text:p>
          </table:table-cell>
          <table:table-cell table:formula="of:=[.B6]^2" office:value-type="float" office:value="484" calcext:value-type="float">
            <text:p>484</text:p>
          </table:table-cell>
          <table:table-cell table:formula="of:=[.A6]*[.B6]" office:value-type="float" office:value="132" calcext:value-type="float">
            <text:p>132</text:p>
          </table:table-cell>
          <table:table-cell/>
          <table:table-cell table:formula="of:=LOG10([.B6])" office:value-type="float" office:value="1.34242268082221" calcext:value-type="float">
            <text:p>1.34242268082221</text:p>
          </table:table-cell>
          <table:table-cell table:formula="of:=[.A6]*[.G6]" office:value-type="float" office:value="8.05453608493324" calcext:value-type="float">
            <text:p>8.05453608493324</text:p>
          </table:table-cell>
          <table:table-cell/>
          <table:table-cell table:style-name="ce9" office:value-type="float" office:value="22" calcext:value-type="float">
            <text:p>22</text:p>
          </table:table-cell>
          <table:table-cell table:formula="of:=-2.34+3.65*[.A6]" office:value-type="float" office:value="19.56" calcext:value-type="float">
            <text:p>19.56</text:p>
          </table:table-cell>
          <table:table-cell table:formula="of:=6.036*1.0732^[.A6]" office:value-type="float" office:value="9.22217194152383" calcext:value-type="float">
            <text:p>9.22217194152383</text:p>
          </table:table-cell>
          <table:table-cell table:formula="of:=([.K6]-[.J6])^2" office:value-type="float" office:value="5.95360000000001" calcext:value-type="float">
            <text:p>5.95360000000001</text:p>
          </table:table-cell>
          <table:table-cell table:formula="of:=([.L6]-[.J6])^2" office:value-type="float" office:value="163.272889891981" calcext:value-type="float">
            <text:p>163.272889891981</text:p>
          </table:table-cell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180" calcext:value-type="float">
            <text:p>180</text:p>
          </table:table-cell>
          <table:table-cell table:formula="of:=[.A7]^2" office:value-type="float" office:value="2500" calcext:value-type="float">
            <text:p>2500</text:p>
          </table:table-cell>
          <table:table-cell table:formula="of:=[.B7]^2" office:value-type="float" office:value="32400" calcext:value-type="float">
            <text:p>32400</text:p>
          </table:table-cell>
          <table:table-cell table:formula="of:=[.A7]*[.B7]" office:value-type="float" office:value="9000" calcext:value-type="float">
            <text:p>9000</text:p>
          </table:table-cell>
          <table:table-cell/>
          <table:table-cell table:formula="of:=LOG10([.B7])" office:value-type="float" office:value="2.25527250510331" calcext:value-type="float">
            <text:p>2.25527250510331</text:p>
          </table:table-cell>
          <table:table-cell table:formula="of:=[.A7]*[.G7]" office:value-type="float" office:value="112.763625255165" calcext:value-type="float">
            <text:p>112.763625255165</text:p>
          </table:table-cell>
          <table:table-cell/>
          <table:table-cell table:style-name="ce9" office:value-type="float" office:value="180" calcext:value-type="float">
            <text:p>180</text:p>
          </table:table-cell>
          <table:table-cell table:formula="of:=-2.34+3.65*[.A7]" office:value-type="float" office:value="180.16" calcext:value-type="float">
            <text:p>180.16</text:p>
          </table:table-cell>
          <table:table-cell table:formula="of:=6.036*1.0732^[.A7]" office:value-type="float" office:value="206.434571956928" calcext:value-type="float">
            <text:p>206.434571956928</text:p>
          </table:table-cell>
          <table:table-cell table:formula="of:=([.K7]-[.J7])^2" office:value-type="float" office:value="0.0255999999999989" calcext:value-type="float">
            <text:p>0.025599999999999</text:p>
          </table:table-cell>
          <table:table-cell table:formula="of:=([.L7]-[.J7])^2" office:value-type="float" office:value="698.78659454599" calcext:value-type="float">
            <text:p>698.78659454599</text:p>
          </table:table-cell>
        </table:table-row>
        <table:table-row table:style-name="ro1">
          <table:table-cell table:formula="of:=SUM([.A2:.A7])" office:value-type="float" office:value="68" calcext:value-type="float">
            <text:p>68</text:p>
          </table:table-cell>
          <table:table-cell table:formula="of:=SUM([.B2:.B7])" office:value-type="float" office:value="234" calcext:value-type="float">
            <text:p>234</text:p>
          </table:table-cell>
          <table:table-cell table:formula="of:=SUM([.C2:.C7])" office:value-type="float" office:value="2582" calcext:value-type="float">
            <text:p>2582</text:p>
          </table:table-cell>
          <table:table-cell table:formula="of:=SUM([.D2:.D7])" office:value-type="float" office:value="33238" calcext:value-type="float">
            <text:p>33238</text:p>
          </table:table-cell>
          <table:table-cell table:formula="of:=SUM([.E2:.E7])" office:value-type="float" office:value="9259" calcext:value-type="float">
            <text:p>9259</text:p>
          </table:table-cell>
          <table:table-cell/>
          <table:table-cell table:formula="of:=AVERAGE([.G2:.G7])" office:value-type="float" office:value="1.12896440749687" calcext:value-type="float">
            <text:p>1.12896440749687</text:p>
          </table:table-cell>
          <table:table-cell table:formula="of:=SUM([.H2:.H7])" office:value-type="float" office:value="132.397587639713" calcext:value-type="float">
            <text:p>132.397587639713</text:p>
          </table:table-cell>
          <table:table-cell table:number-columns-repeated="4"/>
          <table:table-cell table:formula="of:=AVERAGE([.M2:.M7])" office:value-type="float" office:value="2.06543333333333" calcext:value-type="float">
            <text:p>2.06543333333333</text:p>
          </table:table-cell>
          <table:table-cell table:formula="of:=AVERAGE([.N2:.N7])" office:value-type="float" office:value="155.156738457328" calcext:value-type="float">
            <text:p>155.156738457328</text:p>
          </table:table-cell>
        </table:table-row>
        <table:table-row table:style-name="ro1">
          <table:table-cell table:formula="of:=[.A8]/6" office:value-type="float" office:value="11.3333333333333" calcext:value-type="float">
            <text:p>11.3333333333333</text:p>
          </table:table-cell>
          <table:table-cell table:formula="of:=[.B8]/6" office:value-type="float" office:value="39" calcext:value-type="float">
            <text:p>39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formula="of:=([.K12]-[.$K$18])^2/[.$K$18]" office:value-type="float" office:value="4.05" calcext:value-type="float">
            <text:p>4.05</text:p>
          </table:table-cell>
          <table:table-cell/>
          <table:table-cell table:formula="of:=SUM([.L12:.L17])" office:value-type="float" office:value="6.7" calcext:value-type="float">
            <text:p>6.7</text:p>
          </table:table-cell>
        </table:table-row>
        <table:table-row table:style-name="ro1">
          <table:table-cell table:number-columns-repeated="5"/>
          <table:table-cell office:value-type="float" office:value="0.78082" calcext:value-type="float">
            <text:p>0.78082</text:p>
          </table:table-cell>
          <table:table-cell table:formula="of:=10^[.F13]" office:value-type="float" office:value="6.03698365482846" calcext:value-type="float">
            <text:p>6.0369836548284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K13]-[.$K$18])^2/[.$K$1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0307" calcext:value-type="float">
            <text:p>0.0307</text:p>
          </table:table-cell>
          <table:table-cell table:formula="of:=10^[.F14]" office:value-type="float" office:value="1.0732477829172" calcext:value-type="float">
            <text:p>1.07324778291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K14]-[.$K$18])^2/[.$K$18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formula="of:=([.K15]-[.$K$18])^2/[.$K$1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formula="of:=([.K16]-[.$K$18])^2/[.$K$1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([.K17]-[.$K$18])^2/[.$K$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AVERAGE([.K12:.K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6"/>
          <table:table-cell table:style-name="ce2" office:value-type="string" calcext:value-type="string">
            <text:p>Observe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ow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6" calcext:value-type="float">
            <text:p>3.6</text:p>
          </table:table-cell>
          <table:table-cell table:style-name="ce2" table:formula="of:=SUM([.H30:.K30])"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Y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H31:.K31])" office:value-type="float" office:value="14.6" calcext:value-type="float">
            <text:p>14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Z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H32:.K32])" office:value-type="float" office:value="13.8" calcext:value-type="float">
            <text:p>13.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Col Total</text:p>
          </table:table-cell>
          <table:table-cell table:style-name="ce2" table:formula="of:=SUM([.H30:.H32])" office:value-type="float" office:value="12.3" calcext:value-type="float">
            <text:p>12.3</text:p>
          </table:table-cell>
          <table:table-cell table:style-name="ce2" table:formula="of:=SUM([.I30:.I32])" office:value-type="float" office:value="11.7" calcext:value-type="float">
            <text:p>11.7</text:p>
          </table:table-cell>
          <table:table-cell table:style-name="ce2" table:formula="of:=SUM([.J30:.J32])" office:value-type="float" office:value="9.4" calcext:value-type="float">
            <text:p>9.4</text:p>
          </table:table-cell>
          <table:table-cell table:style-name="ce2" table:formula="of:=SUM([.K30:.K32])" office:value-type="float" office:value="10.6" calcext:value-type="float">
            <text:p>10.6</text:p>
          </table:table-cell>
          <table:table-cell table:style-name="ce2" table:formula="of:=SUM([.L30:.L3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office:value-type="string" calcext:value-type="string">
            <text:p>Expecte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ow Tot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5" table:formula="of:=[.$L30]*[.H$33]/[.$L$33]" office:value-type="float" office:value="4.36090909090909" calcext:value-type="float">
            <text:p>4.36</text:p>
          </table:table-cell>
          <table:table-cell table:style-name="ce5" table:formula="of:=[.$L30]*[.I$33]/[.$L$33]" office:value-type="float" office:value="4.14818181818182" calcext:value-type="float">
            <text:p>4.15</text:p>
          </table:table-cell>
          <table:table-cell table:style-name="ce5" table:formula="of:=[.$L30]*[.J$33]/[.$L$33]" office:value-type="float" office:value="3.33272727272727" calcext:value-type="float">
            <text:p>3.33</text:p>
          </table:table-cell>
          <table:table-cell table:style-name="ce5" table:formula="of:=[.$L30]*[.K$33]/[.$L$33]" office:value-type="float" office:value="3.75818181818182" calcext:value-type="float">
            <text:p>3.76</text:p>
          </table:table-cell>
          <table:table-cell table:style-name="ce2" table:formula="of:=SUM([.H36:.K36])" office:value-type="float" office:value="15.6" calcext:value-type="float">
            <text:p>15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Y</text:p>
          </table:table-cell>
          <table:table-cell table:style-name="ce5" table:formula="of:=[.$L31]*[.H$33]/[.$L$33]" office:value-type="float" office:value="4.08136363636364" calcext:value-type="float">
            <text:p>4.08</text:p>
          </table:table-cell>
          <table:table-cell table:style-name="ce5" table:formula="of:=[.$L31]*[.I$33]/[.$L$33]" office:value-type="float" office:value="3.88227272727273" calcext:value-type="float">
            <text:p>3.88</text:p>
          </table:table-cell>
          <table:table-cell table:style-name="ce5" table:formula="of:=[.$L31]*[.J$33]/[.$L$33]" office:value-type="float" office:value="3.11909090909091" calcext:value-type="float">
            <text:p>3.12</text:p>
          </table:table-cell>
          <table:table-cell table:style-name="ce5" table:formula="of:=[.$L31]*[.K$33]/[.$L$33]" office:value-type="float" office:value="3.51727272727273" calcext:value-type="float">
            <text:p>3.52</text:p>
          </table:table-cell>
          <table:table-cell table:style-name="ce2" table:formula="of:=SUM([.H37:.K37])" office:value-type="float" office:value="14.6" calcext:value-type="float">
            <text:p>14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Z</text:p>
          </table:table-cell>
          <table:table-cell table:style-name="ce5" table:formula="of:=[.$L32]*[.H$33]/[.$L$33]" office:value-type="float" office:value="3.85772727272727" calcext:value-type="float">
            <text:p>3.86</text:p>
          </table:table-cell>
          <table:table-cell table:style-name="ce5" table:formula="of:=[.$L32]*[.I$33]/[.$L$33]" office:value-type="float" office:value="3.66954545454545" calcext:value-type="float">
            <text:p>3.67</text:p>
          </table:table-cell>
          <table:table-cell table:style-name="ce5" table:formula="of:=[.$L32]*[.J$33]/[.$L$33]" office:value-type="float" office:value="2.94818181818182" calcext:value-type="float">
            <text:p>2.95</text:p>
          </table:table-cell>
          <table:table-cell table:style-name="ce5" table:formula="of:=[.$L32]*[.K$33]/[.$L$33]" office:value-type="float" office:value="3.32454545454545" calcext:value-type="float">
            <text:p>3.32</text:p>
          </table:table-cell>
          <table:table-cell table:style-name="ce2" table:formula="of:=SUM([.H38:.K38])" office:value-type="float" office:value="13.8" calcext:value-type="float">
            <text:p>13.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 calcext:value-type="string">
            <text:p>Col Total</text:p>
          </table:table-cell>
          <table:table-cell table:style-name="ce2" table:formula="of:=SUM([.H36:.H38])" office:value-type="float" office:value="12.3" calcext:value-type="float">
            <text:p>12.3</text:p>
          </table:table-cell>
          <table:table-cell table:style-name="ce2" table:formula="of:=SUM([.I36:.I38])" office:value-type="float" office:value="11.7" calcext:value-type="float">
            <text:p>11.7</text:p>
          </table:table-cell>
          <table:table-cell table:style-name="ce2" table:formula="of:=SUM([.J36:.J38])" office:value-type="float" office:value="9.4" calcext:value-type="float">
            <text:p>9.4</text:p>
          </table:table-cell>
          <table:table-cell table:style-name="ce2" table:formula="of:=SUM([.K36:.K38])" office:value-type="float" office:value="10.6" calcext:value-type="float">
            <text:p>10.6</text:p>
          </table:table-cell>
          <table:table-cell table:style-name="ce2" table:formula="of:=SUM([.L36:.L3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Diff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Expecte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1" table:formula="of:=([.H30]-[.H36])^2/[.H36]" office:value-type="float" office:value="0.0044362954119052" calcext:value-type="float">
            <text:p>0.0044</text:p>
          </table:table-cell>
          <table:table-cell table:style-name="ce11" table:formula="of:=([.I30]-[.I36])^2/[.I36]" office:value-type="float" office:value="0.000647301416532207" calcext:value-type="float">
            <text:p>0.0006</text:p>
          </table:table-cell>
          <table:table-cell table:style-name="ce11" table:formula="of:=([.J30]-[.J36])^2/[.J36]" office:value-type="float" office:value="0.000321380746912662" calcext:value-type="float">
            <text:p>0.0003</text:p>
          </table:table-cell>
          <table:table-cell table:style-name="ce11" table:formula="of:=([.K30]-[.K36])^2/[.K36]" office:value-type="float" office:value="0.0066578704314553" calcext:value-type="float">
            <text:p>0.006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0" office:value-type="string" calcext:value-type="string">
            <text:p>Y</text:p>
          </table:table-cell>
          <table:table-cell table:style-name="ce11" table:formula="of:=([.H31]-[.H37])^2/[.H37]" office:value-type="float" office:value="0.0193968249147001" calcext:value-type="float">
            <text:p>0.0194</text:p>
          </table:table-cell>
          <table:table-cell table:style-name="ce11" table:formula="of:=([.I31]-[.I37])^2/[.I37]" office:value-type="float" office:value="0.0122106736490298" calcext:value-type="float">
            <text:p>0.0122</text:p>
          </table:table-cell>
          <table:table-cell table:style-name="ce11" table:formula="of:=([.J31]-[.J37])^2/[.J37]" office:value-type="float" office:value="0.0563103786333164" calcext:value-type="float">
            <text:p>0.0563</text:p>
          </table:table-cell>
          <table:table-cell table:style-name="ce11" table:formula="of:=([.K31]-[.K37])^2/[.K37]" office:value-type="float" office:value="0.0662517916304424" calcext:value-type="float">
            <text:p>0.066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0" office:value-type="string" calcext:value-type="string">
            <text:p>Z</text:p>
          </table:table-cell>
          <table:table-cell table:style-name="ce11" table:formula="of:=([.H32]-[.H38])^2/[.H38]" office:value-type="float" office:value="0.0052470087941986" calcext:value-type="float">
            <text:p>0.0052</text:p>
          </table:table-cell>
          <table:table-cell table:style-name="ce11" table:formula="of:=([.I32]-[.I38])^2/[.I38]" office:value-type="float" office:value="0.0197993874080831" calcext:value-type="float">
            <text:p>0.0198</text:p>
          </table:table-cell>
          <table:table-cell table:style-name="ce11" table:formula="of:=([.J32]-[.J38])^2/[.J38]" office:value-type="float" office:value="0.0692425644044515" calcext:value-type="float">
            <text:p>0.0692</text:p>
          </table:table-cell>
          <table:table-cell table:style-name="ce11" table:formula="of:=([.K32]-[.K38])^2/[.K38]" office:value-type="float" office:value="0.0316824520844209" calcext:value-type="float">
            <text:p>0.031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Chi-Square</text:p>
          </table:table-cell>
          <table:table-cell table:formula="of:=SUM([.H43:.K45])" office:value-type="float" office:value="0.292203929525448" calcext:value-type="float">
            <text:p>0.29220392952544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ritical (0.005,3*2=6)</text:p>
          </table:table-cell>
          <table:table-cell office:value-type="float" office:value="16.81" calcext:value-type="float">
            <text:p>16.8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ccept H0</text:p>
          </table:table-cell>
          <table:table-cell table:number-columns-repeated="7"/>
        </table:table-row>
      </table:table>
      <table:table table:name="q5" table:style-name="ta1">
        <table:table-column table:style-name="co2" table:number-columns-repeated="3" table:default-cell-style-name="Default"/>
        <table:table-column table:style-name="co2" table:default-cell-style-name="ce23"/>
        <table:table-column table:style-name="co5" table:default-cell-style-name="ce23"/>
        <table:table-column table:style-name="co2" table:default-cell-style-name="ce23"/>
        <table:table-column table:style-name="co6" table:number-columns-repeated="2" table:default-cell-style-name="ce2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SMA(3)</text:p>
          </table:table-cell>
          <table:table-cell office:value-type="string" calcext:value-type="string">
            <text:p>EMA (alpha = 0.8)</text:p>
          </table:table-cell>
          <table:table-cell/>
          <table:table-cell office:value-type="string" calcext:value-type="string">
            <text:p>SMA Squared Deviations</text:p>
          </table:table-cell>
          <table:table-cell office:value-type="string" calcext:value-type="string">
            <text:p>EMA Squared Deviation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]" office:value-type="float" office:value="21" calcext:value-type="float">
            <text:p>21.000</text:p>
          </table:table-cell>
          <table:table-cell table:number-columns-repeated="2"/>
          <table:table-cell table:formula="of:=([.E2]-[.B2])^2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0.8*[.B3]+0.2*[.E2]" office:value-type="float" office:value="21.8" calcext:value-type="float">
            <text:p>21.800</text:p>
          </table:table-cell>
          <table:table-cell table:number-columns-repeated="2"/>
          <table:table-cell table:formula="of:=([.E3]-[.B3])^2" office:value-type="float" office:value="0.0399999999999997" calcext:value-type="float">
            <text:p>0.0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B2:.B4])/3" office:value-type="float" office:value="22" calcext:value-type="float">
            <text:p>22.000</text:p>
          </table:table-cell>
          <table:table-cell table:formula="of:=0.8*[.B4]+0.2*[.E3]" office:value-type="float" office:value="22.76" calcext:value-type="float">
            <text:p>22.760</text:p>
          </table:table-cell>
          <table:table-cell/>
          <table:table-cell table:formula="of:=([.D4]-[.B4])^2" office:value-type="float" office:value="1" calcext:value-type="float">
            <text:p>1.000</text:p>
          </table:table-cell>
          <table:table-cell table:formula="of:=([.E4]-[.B4])^2" office:value-type="float" office:value="0.0575999999999993" calcext:value-type="float">
            <text:p>0.05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3:.B5])/3" office:value-type="float" office:value="23.3333333333333" calcext:value-type="float">
            <text:p>23.333</text:p>
          </table:table-cell>
          <table:table-cell table:formula="of:=0.8*[.B5]+0.2*[.E4]" office:value-type="float" office:value="24.552" calcext:value-type="float">
            <text:p>24.552</text:p>
          </table:table-cell>
          <table:table-cell/>
          <table:table-cell table:formula="of:=([.D5]-[.B5])^2" office:value-type="float" office:value="2.77777777777778" calcext:value-type="float">
            <text:p>2.778</text:p>
          </table:table-cell>
          <table:table-cell table:formula="of:=([.E5]-[.B5])^2" office:value-type="float" office:value="0.200704" calcext:value-type="float">
            <text:p>0.2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B4:.B6])/3" office:value-type="float" office:value="24" calcext:value-type="float">
            <text:p>24.000</text:p>
          </table:table-cell>
          <table:table-cell table:formula="of:=0.8*[.B6]+0.2*[.E5]" office:value-type="float" office:value="24.1104" calcext:value-type="float">
            <text:p>24.110</text:p>
          </table:table-cell>
          <table:table-cell/>
          <table:table-cell table:formula="of:=([.D6]-[.B6])^2" office:value-type="float" office:value="0" calcext:value-type="float">
            <text:p>0.000</text:p>
          </table:table-cell>
          <table:table-cell table:formula="of:=([.E6]-[.B6])^2" office:value-type="float" office:value="0.0121881600000005" calcext:value-type="float">
            <text:p>0.0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B5:.B7])/3" office:value-type="float" office:value="23.6666666666667" calcext:value-type="float">
            <text:p>23.667</text:p>
          </table:table-cell>
          <table:table-cell table:formula="of:=0.8*[.B7]+0.2*[.E6]" office:value-type="float" office:value="22.42208" calcext:value-type="float">
            <text:p>22.422</text:p>
          </table:table-cell>
          <table:table-cell/>
          <table:table-cell table:formula="of:=([.D7]-[.B7])^2" office:value-type="float" office:value="2.77777777777778" calcext:value-type="float">
            <text:p>2.778</text:p>
          </table:table-cell>
          <table:table-cell table:formula="of:=([.E7]-[.B7])^2" office:value-type="float" office:value="0.178151526400001" calcext:value-type="float">
            <text:p>0.17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6:.B8])/3" office:value-type="float" office:value="23.6666666666667" calcext:value-type="float">
            <text:p>23.667</text:p>
          </table:table-cell>
          <table:table-cell table:formula="of:=0.8*[.B8]+0.2*[.E7]" office:value-type="float" office:value="24.484416" calcext:value-type="float">
            <text:p>24.484</text:p>
          </table:table-cell>
          <table:table-cell/>
          <table:table-cell table:formula="of:=([.D8]-[.B8])^2" office:value-type="float" office:value="1.77777777777777" calcext:value-type="float">
            <text:p>1.778</text:p>
          </table:table-cell>
          <table:table-cell table:formula="of:=([.E8]-[.B8])^2" office:value-type="float" office:value="0.265826861056" calcext:value-type="float">
            <text:p>0.26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B7:.B9])/3" office:value-type="float" office:value="24.3333333333333" calcext:value-type="float">
            <text:p>24.333</text:p>
          </table:table-cell>
          <table:table-cell table:formula="of:=0.8*[.B9]+0.2*[.E8]" office:value-type="float" office:value="25.6968832" calcext:value-type="float">
            <text:p>25.697</text:p>
          </table:table-cell>
          <table:table-cell/>
          <table:table-cell table:formula="of:=([.D9]-[.B9])^2" office:value-type="float" office:value="2.77777777777778" calcext:value-type="float">
            <text:p>2.778</text:p>
          </table:table-cell>
          <table:table-cell table:formula="of:=([.E9]-[.B9])^2" office:value-type="float" office:value="0.0918797944422388" calcext:value-type="float">
            <text:p>0.09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8:.B10])/3" office:value-type="float" office:value="26" calcext:value-type="float">
            <text:p>26.000</text:p>
          </table:table-cell>
          <table:table-cell table:formula="of:=0.8*[.B10]+0.2*[.E9]" office:value-type="float" office:value="26.73937664" calcext:value-type="float">
            <text:p>26.739</text:p>
          </table:table-cell>
          <table:table-cell/>
          <table:table-cell table:formula="of:=([.D10]-[.B10])^2" office:value-type="float" office:value="1" calcext:value-type="float">
            <text:p>1.000</text:p>
          </table:table-cell>
          <table:table-cell table:formula="of:=([.E10]-[.B10])^2" office:value-type="float" office:value="0.0679245357776879" calcext:value-type="float">
            <text:p>0.06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B9:.B11])/3" office:value-type="float" office:value="26.3333333333333" calcext:value-type="float">
            <text:p>26.333</text:p>
          </table:table-cell>
          <table:table-cell table:formula="of:=0.8*[.B11]+0.2*[.E10]" office:value-type="float" office:value="26.147875328" calcext:value-type="float">
            <text:p>26.148</text:p>
          </table:table-cell>
          <table:table-cell/>
          <table:table-cell table:formula="of:=([.D11]-[.B11])^2" office:value-type="float" office:value="0.11111111111111" calcext:value-type="float">
            <text:p>0.111</text:p>
          </table:table-cell>
          <table:table-cell table:formula="of:=([.E11]-[.B11])^2" office:value-type="float" office:value="0.021867112631108" calcext:value-type="float">
            <text:p>0.022</text:p>
          </table:table-cell>
        </table:table-row>
        <table:table-row table:style-name="ro1">
          <table:table-cell table:number-columns-repeated="6"/>
          <table:table-cell table:formula="of:=AVERAGE([.G4:.G11])" office:value-type="float" office:value="1.52777777777778" calcext:value-type="float">
            <text:p>1.528</text:p>
          </table:table-cell>
          <table:table-cell table:formula="of:=AVERAGE([.H2:.H11])" office:value-type="float" office:value="0.0936141990307036" calcext:value-type="float">
            <text:p>0.094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1:22:15.953529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5:09:42.011800671</meta:creation-date>
    <dc:date>2022-09-11T11:52:18.173121233</dc:date>
    <meta:editing-duration>PT5H18M35S</meta:editing-duration>
    <meta:editing-cycles>13</meta:editing-cycles>
    <meta:generator>LibreOffice/6.0.7.3$Linux_X86_64 LibreOffice_project/00m0$Build-3</meta:generator>
    <meta:document-statistic meta:table-count="3" meta:cell-count="307" meta:object-count="0"/>
  </office:meta>
</office:document-meta>
</file>